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1.96pt"/>
    </style:style>
    <style:style style:name="co2" style:family="table-column">
      <style:table-column-properties fo:break-before="auto" style:column-width="83.59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nv_timimg1526079859.7467856" table:style-name="ta1">
        <table:shapes>
          <draw:frame draw:z-index="0" draw:style-name="gr1" draw:text-style-name="P1" svg:width="909.64pt" svg:height="511.65pt" svg:x="513.35pt" svg:y="33.7pt">
            <draw:object draw:notify-on-update-of-ranges="'conv_timimg1526079859.7467856'.A1:'conv_timimg1526079859.7467856'.A1 'conv_timimg1526079859.7467856'.A2:'conv_timimg1526079859.7467856'.A65 'conv_timimg1526079859.7467856'.B1:'conv_timimg1526079859.7467856'.B1 'conv_timimg1526079859.7467856'.B2:'conv_timimg1526079859.7467856'.B65 'conv_timimg1526079859.7467856'.C1:'conv_timimg1526079859.7467856'.C1 'conv_timimg1526079859.7467856'.C2:'conv_timimg1526079859.7467856'.C65 'conv_timimg1526079859.7467856'.D1:'conv_timimg1526079859.7467856'.D1 'conv_timimg1526079859.7467856'.D2:'conv_timimg1526079859.7467856'.D65 'conv_timimg1526079859.7467856'.E1:'conv_timimg1526079859.7467856'.E1 'conv_timimg1526079859.7467856'.E2:'conv_timimg1526079859.7467856'.E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filter_size</text:p>
          </table:table-cell>
          <table:table-cell office:value-type="string" calcext:value-type="string">
            <text:p><text:s/>naive time (sec)</text:p>
          </table:table-cell>
          <table:table-cell office:value-type="string" calcext:value-type="string">
            <text:p><text:s/>fft time (sec)</text:p>
          </table:table-cell>
          <table:table-cell office:value-type="string" calcext:value-type="string">
            <text:p><text:s/>fast time (sec)</text:p>
          </table:table-cell>
          <table:table-cell office:value-type="string" calcext:value-type="string">
            <text:p><text:s/>fftw time (sec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70394578995183" calcext:value-type="float">
            <text:p>0.970394578995183</text:p>
          </table:table-cell>
          <table:table-cell office:value-type="float" office:value="0.0462232150021009" calcext:value-type="float">
            <text:p>0.046223215002101</text:p>
          </table:table-cell>
          <table:table-cell office:value-type="float" office:value="0.00230710703181103" calcext:value-type="float">
            <text:p>0.002307107031811</text:p>
          </table:table-cell>
          <table:table-cell office:value-type="float" office:value="0.0438527350197546" calcext:value-type="float">
            <text:p>0.0438527350197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69304169993848" calcext:value-type="float">
            <text:p>0.969304169993848</text:p>
          </table:table-cell>
          <table:table-cell office:value-type="float" office:value="0.0502402129932307" calcext:value-type="float">
            <text:p>0.050240212993231</text:p>
          </table:table-cell>
          <table:table-cell office:value-type="float" office:value="0.00239307602168992" calcext:value-type="float">
            <text:p>0.00239307602169</text:p>
          </table:table-cell>
          <table:table-cell office:value-type="float" office:value="0.0422501899884082" calcext:value-type="float">
            <text:p>0.0422501899884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46307560021523" calcext:value-type="float">
            <text:p>0.946307560021523</text:p>
          </table:table-cell>
          <table:table-cell office:value-type="float" office:value="0.0453179670148529" calcext:value-type="float">
            <text:p>0.045317967014853</text:p>
          </table:table-cell>
          <table:table-cell office:value-type="float" office:value="0.00314333598362282" calcext:value-type="float">
            <text:p>0.003143335983623</text:p>
          </table:table-cell>
          <table:table-cell office:value-type="float" office:value="0.0419707949622534" calcext:value-type="float">
            <text:p>0.0419707949622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23594968975522" calcext:value-type="float">
            <text:p>0.923594968975522</text:p>
          </table:table-cell>
          <table:table-cell office:value-type="float" office:value="0.044764143996872" calcext:value-type="float">
            <text:p>0.044764143996872</text:p>
          </table:table-cell>
          <table:table-cell office:value-type="float" office:value="0.00486421497771516" calcext:value-type="float">
            <text:p>0.004864214977715</text:p>
          </table:table-cell>
          <table:table-cell office:value-type="float" office:value="0.0419360829982907" calcext:value-type="float">
            <text:p>0.0419360829982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97426244977396" calcext:value-type="float">
            <text:p>0.897426244977396</text:p>
          </table:table-cell>
          <table:table-cell office:value-type="float" office:value="0.0458036650088616" calcext:value-type="float">
            <text:p>0.045803665008862</text:p>
          </table:table-cell>
          <table:table-cell office:value-type="float" office:value="0.00967830297304318" calcext:value-type="float">
            <text:p>0.009678302973043</text:p>
          </table:table-cell>
          <table:table-cell office:value-type="float" office:value="0.0423573990119621" calcext:value-type="float">
            <text:p>0.0423573990119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77250756020658" calcext:value-type="float">
            <text:p>0.877250756020658</text:p>
          </table:table-cell>
          <table:table-cell office:value-type="float" office:value="0.0453373569762334" calcext:value-type="float">
            <text:p>0.045337356976234</text:p>
          </table:table-cell>
          <table:table-cell office:value-type="float" office:value="0.0132310859626159" calcext:value-type="float">
            <text:p>0.013231085962616</text:p>
          </table:table-cell>
          <table:table-cell office:value-type="float" office:value="0.042389573995024" calcext:value-type="float">
            <text:p>0.042389573995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26223048998509" calcext:value-type="float">
            <text:p>0.926223048998509</text:p>
          </table:table-cell>
          <table:table-cell office:value-type="float" office:value="0.045693101012148" calcext:value-type="float">
            <text:p>0.045693101012148</text:p>
          </table:table-cell>
          <table:table-cell office:value-type="float" office:value="0.0172942560166121" calcext:value-type="float">
            <text:p>0.017294256016612</text:p>
          </table:table-cell>
          <table:table-cell office:value-type="float" office:value="0.0422629980021156" calcext:value-type="float">
            <text:p>0.0422629980021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01077048038132" calcext:value-type="float">
            <text:p>0.901077048038132</text:p>
          </table:table-cell>
          <table:table-cell office:value-type="float" office:value="0.0456411970080808" calcext:value-type="float">
            <text:p>0.045641197008081</text:p>
          </table:table-cell>
          <table:table-cell office:value-type="float" office:value="0.0221170069999062" calcext:value-type="float">
            <text:p>0.022117006999906</text:p>
          </table:table-cell>
          <table:table-cell office:value-type="float" office:value="0.0420119229820557" calcext:value-type="float">
            <text:p>0.0420119229820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60464641998988" calcext:value-type="float">
            <text:p>0.860464641998988</text:p>
          </table:table-cell>
          <table:table-cell office:value-type="float" office:value="0.0453791739419103" calcext:value-type="float">
            <text:p>0.04537917394191</text:p>
          </table:table-cell>
          <table:table-cell office:value-type="float" office:value="0.0264625730342232" calcext:value-type="float">
            <text:p>0.026462573034223</text:p>
          </table:table-cell>
          <table:table-cell office:value-type="float" office:value="0.0419301719521172" calcext:value-type="float">
            <text:p>0.0419301719521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44733003992587" calcext:value-type="float">
            <text:p>0.844733003992587</text:p>
          </table:table-cell>
          <table:table-cell office:value-type="float" office:value="0.0469685749849305" calcext:value-type="float">
            <text:p>0.046968574984931</text:p>
          </table:table-cell>
          <table:table-cell office:value-type="float" office:value="0.0314965200377628" calcext:value-type="float">
            <text:p>0.031496520037763</text:p>
          </table:table-cell>
          <table:table-cell office:value-type="float" office:value="0.0423599140485749" calcext:value-type="float">
            <text:p>0.0423599140485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03715681983158" calcext:value-type="float">
            <text:p>0.903715681983158</text:p>
          </table:table-cell>
          <table:table-cell office:value-type="float" office:value="0.0539021069998853" calcext:value-type="float">
            <text:p>0.053902106999885</text:p>
          </table:table-cell>
          <table:table-cell office:value-type="float" office:value="0.0421538620139472" calcext:value-type="float">
            <text:p>0.042153862013947</text:p>
          </table:table-cell>
          <table:table-cell office:value-type="float" office:value="0.0512899659806863" calcext:value-type="float">
            <text:p>0.0512899659806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06781218014658" calcext:value-type="float">
            <text:p>0.906781218014658</text:p>
          </table:table-cell>
          <table:table-cell office:value-type="float" office:value="0.0455959599930793" calcext:value-type="float">
            <text:p>0.045595959993079</text:p>
          </table:table-cell>
          <table:table-cell office:value-type="float" office:value="0.0420701089897193" calcext:value-type="float">
            <text:p>0.042070108989719</text:p>
          </table:table-cell>
          <table:table-cell office:value-type="float" office:value="0.0428123229648918" calcext:value-type="float">
            <text:p>0.0428123229648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37704537028912" calcext:value-type="float">
            <text:p>0.837704537028912</text:p>
          </table:table-cell>
          <table:table-cell office:value-type="float" office:value="0.0463709019823" calcext:value-type="float">
            <text:p>0.0463709019823</text:p>
          </table:table-cell>
          <table:table-cell office:value-type="float" office:value="0.073316233989317" calcext:value-type="float">
            <text:p>0.073316233989317</text:p>
          </table:table-cell>
          <table:table-cell office:value-type="float" office:value="0.0612435039947741" calcext:value-type="float">
            <text:p>0.0612435039947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88337749987841" calcext:value-type="float">
            <text:p>0.888337749987841</text:p>
          </table:table-cell>
          <table:table-cell office:value-type="float" office:value="0.0558210610179231" calcext:value-type="float">
            <text:p>0.055821061017923</text:p>
          </table:table-cell>
          <table:table-cell office:value-type="float" office:value="0.0864682549727149" calcext:value-type="float">
            <text:p>0.086468254972715</text:p>
          </table:table-cell>
          <table:table-cell office:value-type="float" office:value="0.0670627669896931" calcext:value-type="float">
            <text:p>0.0670627669896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154909730074" calcext:value-type="float">
            <text:p>0.8154909730074</text:p>
          </table:table-cell>
          <table:table-cell office:value-type="float" office:value="0.0457138649653643" calcext:value-type="float">
            <text:p>0.045713864965364</text:p>
          </table:table-cell>
          <table:table-cell office:value-type="float" office:value="0.0684742350131273" calcext:value-type="float">
            <text:p>0.068474235013127</text:p>
          </table:table-cell>
          <table:table-cell office:value-type="float" office:value="0.0637321689864621" calcext:value-type="float">
            <text:p>0.0637321689864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62485011981335" calcext:value-type="float">
            <text:p>0.862485011981335</text:p>
          </table:table-cell>
          <table:table-cell office:value-type="float" office:value="0.047016228956636" calcext:value-type="float">
            <text:p>0.047016228956636</text:p>
          </table:table-cell>
          <table:table-cell office:value-type="float" office:value="0.0661463200231083" calcext:value-type="float">
            <text:p>0.066146320023108</text:p>
          </table:table-cell>
          <table:table-cell office:value-type="float" office:value="0.0418955649947748" calcext:value-type="float">
            <text:p>0.0418955649947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78378857998177" calcext:value-type="float">
            <text:p>0.778378857998177</text:p>
          </table:table-cell>
          <table:table-cell office:value-type="float" office:value="0.0461287869838998" calcext:value-type="float">
            <text:p>0.0461287869839</text:p>
          </table:table-cell>
          <table:table-cell office:value-type="float" office:value="0.0808482999564149" calcext:value-type="float">
            <text:p>0.080848299956415</text:p>
          </table:table-cell>
          <table:table-cell office:value-type="float" office:value="0.0479170650360175" calcext:value-type="float">
            <text:p>0.0479170650360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94087735004723" calcext:value-type="float">
            <text:p>0.794087735004723</text:p>
          </table:table-cell>
          <table:table-cell office:value-type="float" office:value="0.0486103289877065" calcext:value-type="float">
            <text:p>0.048610328987707</text:p>
          </table:table-cell>
          <table:table-cell office:value-type="float" office:value="0.115030378045049" calcext:value-type="float">
            <text:p>0.115030378045049</text:p>
          </table:table-cell>
          <table:table-cell office:value-type="float" office:value="0.055910503026098" calcext:value-type="float">
            <text:p>0.0559105030260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75493308971636" calcext:value-type="float">
            <text:p>0.975493308971636</text:p>
          </table:table-cell>
          <table:table-cell office:value-type="float" office:value="0.0504015880287625" calcext:value-type="float">
            <text:p>0.050401588028763</text:p>
          </table:table-cell>
          <table:table-cell office:value-type="float" office:value="0.0904482909827493" calcext:value-type="float">
            <text:p>0.090448290982749</text:p>
          </table:table-cell>
          <table:table-cell office:value-type="float" office:value="0.0461736769648269" calcext:value-type="float">
            <text:p>0.0461736769648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65968101972248" calcext:value-type="float">
            <text:p>0.765968101972248</text:p>
          </table:table-cell>
          <table:table-cell office:value-type="float" office:value="0.0470088860020042" calcext:value-type="float">
            <text:p>0.047008886002004</text:p>
          </table:table-cell>
          <table:table-cell office:value-type="float" office:value="0.085016488970723" calcext:value-type="float">
            <text:p>0.085016488970723</text:p>
          </table:table-cell>
          <table:table-cell office:value-type="float" office:value="0.0435274119954556" calcext:value-type="float">
            <text:p>0.0435274119954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33452320040669" calcext:value-type="float">
            <text:p>0.733452320040669</text:p>
          </table:table-cell>
          <table:table-cell office:value-type="float" office:value="0.0480432590120472" calcext:value-type="float">
            <text:p>0.048043259012047</text:p>
          </table:table-cell>
          <table:table-cell office:value-type="float" office:value="0.0947925309883431" calcext:value-type="float">
            <text:p>0.094792530988343</text:p>
          </table:table-cell>
          <table:table-cell office:value-type="float" office:value="0.0441407680045813" calcext:value-type="float">
            <text:p>0.04414076800458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33639229007531" calcext:value-type="float">
            <text:p>0.833639229007531</text:p>
          </table:table-cell>
          <table:table-cell office:value-type="float" office:value="0.0695183770149015" calcext:value-type="float">
            <text:p>0.069518377014902</text:p>
          </table:table-cell>
          <table:table-cell office:value-type="float" office:value="0.114654039032757" calcext:value-type="float">
            <text:p>0.114654039032757</text:p>
          </table:table-cell>
          <table:table-cell office:value-type="float" office:value="0.0423261629766785" calcext:value-type="float">
            <text:p>0.0423261629766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25738382956479" calcext:value-type="float">
            <text:p>0.725738382956479</text:p>
          </table:table-cell>
          <table:table-cell office:value-type="float" office:value="0.0617950120358728" calcext:value-type="float">
            <text:p>0.061795012035873</text:p>
          </table:table-cell>
          <table:table-cell office:value-type="float" office:value="0.107490151945967" calcext:value-type="float">
            <text:p>0.107490151945967</text:p>
          </table:table-cell>
          <table:table-cell office:value-type="float" office:value="0.0426619750214741" calcext:value-type="float">
            <text:p>0.04266197502147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98597984970547" calcext:value-type="float">
            <text:p>0.698597984970547</text:p>
          </table:table-cell>
          <table:table-cell office:value-type="float" office:value="0.061079777951818" calcext:value-type="float">
            <text:p>0.061079777951818</text:p>
          </table:table-cell>
          <table:table-cell office:value-type="float" office:value="0.190873996005394" calcext:value-type="float">
            <text:p>0.190873996005394</text:p>
          </table:table-cell>
          <table:table-cell office:value-type="float" office:value="0.0704186669900082" calcext:value-type="float">
            <text:p>0.0704186669900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64466960995924" calcext:value-type="float">
            <text:p>0.664466960995924</text:p>
          </table:table-cell>
          <table:table-cell office:value-type="float" office:value="0.048422557010781" calcext:value-type="float">
            <text:p>0.048422557010781</text:p>
          </table:table-cell>
          <table:table-cell office:value-type="float" office:value="0.115579557023011" calcext:value-type="float">
            <text:p>0.115579557023011</text:p>
          </table:table-cell>
          <table:table-cell office:value-type="float" office:value="0.0576752650085837" calcext:value-type="float">
            <text:p>0.05767526500858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24054453975987" calcext:value-type="float">
            <text:p>0.624054453975987</text:p>
          </table:table-cell>
          <table:table-cell office:value-type="float" office:value="0.0469446060014889" calcext:value-type="float">
            <text:p>0.046944606001489</text:p>
          </table:table-cell>
          <table:table-cell office:value-type="float" office:value="0.116062462038826" calcext:value-type="float">
            <text:p>0.116062462038826</text:p>
          </table:table-cell>
          <table:table-cell office:value-type="float" office:value="0.0442698019905947" calcext:value-type="float">
            <text:p>0.0442698019905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97214656008873" calcext:value-type="float">
            <text:p>0.597214656008873</text:p>
          </table:table-cell>
          <table:table-cell office:value-type="float" office:value="0.046183402009774" calcext:value-type="float">
            <text:p>0.046183402009774</text:p>
          </table:table-cell>
          <table:table-cell office:value-type="float" office:value="0.115891519002616" calcext:value-type="float">
            <text:p>0.115891519002616</text:p>
          </table:table-cell>
          <table:table-cell office:value-type="float" office:value="0.0440860569942743" calcext:value-type="float">
            <text:p>0.04408605699427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83089377032593" calcext:value-type="float">
            <text:p>0.583089377032593</text:p>
          </table:table-cell>
          <table:table-cell office:value-type="float" office:value="0.0470709929941222" calcext:value-type="float">
            <text:p>0.047070992994122</text:p>
          </table:table-cell>
          <table:table-cell office:value-type="float" office:value="0.118844587996136" calcext:value-type="float">
            <text:p>0.118844587996136</text:p>
          </table:table-cell>
          <table:table-cell office:value-type="float" office:value="0.0423136649769731" calcext:value-type="float">
            <text:p>0.0423136649769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71685021976009" calcext:value-type="float">
            <text:p>0.571685021976009</text:p>
          </table:table-cell>
          <table:table-cell office:value-type="float" office:value="0.0484064680058509" calcext:value-type="float">
            <text:p>0.048406468005851</text:p>
          </table:table-cell>
          <table:table-cell office:value-type="float" office:value="0.116024945979007" calcext:value-type="float">
            <text:p>0.116024945979007</text:p>
          </table:table-cell>
          <table:table-cell office:value-type="float" office:value="0.0449879530351609" calcext:value-type="float">
            <text:p>0.04498795303516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48810301988851" calcext:value-type="float">
            <text:p>0.548810301988851</text:p>
          </table:table-cell>
          <table:table-cell office:value-type="float" office:value="0.0492775680031627" calcext:value-type="float">
            <text:p>0.049277568003163</text:p>
          </table:table-cell>
          <table:table-cell office:value-type="float" office:value="0.117315985960886" calcext:value-type="float">
            <text:p>0.117315985960886</text:p>
          </table:table-cell>
          <table:table-cell office:value-type="float" office:value="0.0450499030412175" calcext:value-type="float">
            <text:p>0.0450499030412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4207994982135" calcext:value-type="float">
            <text:p>0.524207994982135</text:p>
          </table:table-cell>
          <table:table-cell office:value-type="float" office:value="0.0492880070232786" calcext:value-type="float">
            <text:p>0.049288007023279</text:p>
          </table:table-cell>
          <table:table-cell office:value-type="float" office:value="0.133931017015129" calcext:value-type="float">
            <text:p>0.133931017015129</text:p>
          </table:table-cell>
          <table:table-cell office:value-type="float" office:value="0.0478136470192112" calcext:value-type="float">
            <text:p>0.0478136470192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13170441007242" calcext:value-type="float">
            <text:p>0.613170441007242</text:p>
          </table:table-cell>
          <table:table-cell office:value-type="float" office:value="0.064152286038734" calcext:value-type="float">
            <text:p>0.064152286038734</text:p>
          </table:table-cell>
          <table:table-cell office:value-type="float" office:value="0.157860731997062" calcext:value-type="float">
            <text:p>0.157860731997062</text:p>
          </table:table-cell>
          <table:table-cell office:value-type="float" office:value="0.045157381973695" calcext:value-type="float">
            <text:p>0.04515738197369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56067531986628" calcext:value-type="float">
            <text:p>0.556067531986628</text:p>
          </table:table-cell>
          <table:table-cell office:value-type="float" office:value="0.0525598850217648" calcext:value-type="float">
            <text:p>0.052559885021765</text:p>
          </table:table-cell>
          <table:table-cell office:value-type="float" office:value="0.127414932008833" calcext:value-type="float">
            <text:p>0.127414932008833</text:p>
          </table:table-cell>
          <table:table-cell office:value-type="float" office:value="0.0450325880083256" calcext:value-type="float">
            <text:p>0.04503258800832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477698880014941" calcext:value-type="float">
            <text:p>0.477698880014941</text:p>
          </table:table-cell>
          <table:table-cell office:value-type="float" office:value="0.049859301012475" calcext:value-type="float">
            <text:p>0.049859301012475</text:p>
          </table:table-cell>
          <table:table-cell office:value-type="float" office:value="0.125894409022294" calcext:value-type="float">
            <text:p>0.125894409022294</text:p>
          </table:table-cell>
          <table:table-cell office:value-type="float" office:value="0.0457416709978133" calcext:value-type="float">
            <text:p>0.0457416709978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64478167006746" calcext:value-type="float">
            <text:p>0.464478167006746</text:p>
          </table:table-cell>
          <table:table-cell office:value-type="float" office:value="0.0470969279995188" calcext:value-type="float">
            <text:p>0.047096927999519</text:p>
          </table:table-cell>
          <table:table-cell office:value-type="float" office:value="0.135231708001811" calcext:value-type="float">
            <text:p>0.135231708001811</text:p>
          </table:table-cell>
          <table:table-cell office:value-type="float" office:value="0.0460817110142671" calcext:value-type="float">
            <text:p>0.0460817110142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02409059961792" calcext:value-type="float">
            <text:p>0.502409059961792</text:p>
          </table:table-cell>
          <table:table-cell office:value-type="float" office:value="0.0643429140327498" calcext:value-type="float">
            <text:p>0.06434291403275</text:p>
          </table:table-cell>
          <table:table-cell office:value-type="float" office:value="0.122105634014588" calcext:value-type="float">
            <text:p>0.122105634014588</text:p>
          </table:table-cell>
          <table:table-cell office:value-type="float" office:value="0.0427516960189678" calcext:value-type="float">
            <text:p>0.0427516960189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26597349985968" calcext:value-type="float">
            <text:p>0.426597349985968</text:p>
          </table:table-cell>
          <table:table-cell office:value-type="float" office:value="0.0473173519712873" calcext:value-type="float">
            <text:p>0.047317351971287</text:p>
          </table:table-cell>
          <table:table-cell office:value-type="float" office:value="0.114521715964656" calcext:value-type="float">
            <text:p>0.114521715964656</text:p>
          </table:table-cell>
          <table:table-cell office:value-type="float" office:value="0.042381695995573" calcext:value-type="float">
            <text:p>0.04238169599557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01507420989219" calcext:value-type="float">
            <text:p>0.401507420989219</text:p>
          </table:table-cell>
          <table:table-cell office:value-type="float" office:value="0.0483875799691305" calcext:value-type="float">
            <text:p>0.048387579969131</text:p>
          </table:table-cell>
          <table:table-cell office:value-type="float" office:value="0.152430140995421" calcext:value-type="float">
            <text:p>0.152430140995421</text:p>
          </table:table-cell>
          <table:table-cell office:value-type="float" office:value="0.0494060979690403" calcext:value-type="float">
            <text:p>0.0494060979690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78865772974677" calcext:value-type="float">
            <text:p>0.378865772974677</text:p>
          </table:table-cell>
          <table:table-cell office:value-type="float" office:value="0.0536223180242814" calcext:value-type="float">
            <text:p>0.053622318024281</text:p>
          </table:table-cell>
          <table:table-cell office:value-type="float" office:value="0.142341208003927" calcext:value-type="float">
            <text:p>0.142341208003927</text:p>
          </table:table-cell>
          <table:table-cell office:value-type="float" office:value="0.0572095420211554" calcext:value-type="float">
            <text:p>0.0572095420211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52165821008384" calcext:value-type="float">
            <text:p>0.352165821008384</text:p>
          </table:table-cell>
          <table:table-cell office:value-type="float" office:value="0.0504802709911019" calcext:value-type="float">
            <text:p>0.050480270991102</text:p>
          </table:table-cell>
          <table:table-cell office:value-type="float" office:value="0.107406641996931" calcext:value-type="float">
            <text:p>0.107406641996931</text:p>
          </table:table-cell>
          <table:table-cell office:value-type="float" office:value="0.043618579977192" calcext:value-type="float">
            <text:p>0.04361857997719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35852087999228" calcext:value-type="float">
            <text:p>0.335852087999228</text:p>
          </table:table-cell>
          <table:table-cell office:value-type="float" office:value="0.0492070100153796" calcext:value-type="float">
            <text:p>0.04920701001538</text:p>
          </table:table-cell>
          <table:table-cell office:value-type="float" office:value="0.104230249999091" calcext:value-type="float">
            <text:p>0.104230249999091</text:p>
          </table:table-cell>
          <table:table-cell office:value-type="float" office:value="0.0445333379902877" calcext:value-type="float">
            <text:p>0.04453333799028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19130742980633" calcext:value-type="float">
            <text:p>0.319130742980633</text:p>
          </table:table-cell>
          <table:table-cell office:value-type="float" office:value="0.0533166449749842" calcext:value-type="float">
            <text:p>0.053316644974984</text:p>
          </table:table-cell>
          <table:table-cell office:value-type="float" office:value="0.135955412988551" calcext:value-type="float">
            <text:p>0.135955412988551</text:p>
          </table:table-cell>
          <table:table-cell office:value-type="float" office:value="0.0480940869892947" calcext:value-type="float">
            <text:p>0.04809408698929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08401838003192" calcext:value-type="float">
            <text:p>0.308401838003192</text:p>
          </table:table-cell>
          <table:table-cell office:value-type="float" office:value="0.0543745369650424" calcext:value-type="float">
            <text:p>0.054374536965042</text:p>
          </table:table-cell>
          <table:table-cell office:value-type="float" office:value="0.10846366500482" calcext:value-type="float">
            <text:p>0.10846366500482</text:p>
          </table:table-cell>
          <table:table-cell office:value-type="float" office:value="0.0429271530010738" calcext:value-type="float">
            <text:p>0.04292715300107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71218878973741" calcext:value-type="float">
            <text:p>0.271218878973741</text:p>
          </table:table-cell>
          <table:table-cell office:value-type="float" office:value="0.0480548539781012" calcext:value-type="float">
            <text:p>0.048054853978101</text:p>
          </table:table-cell>
          <table:table-cell office:value-type="float" office:value="0.109928370977286" calcext:value-type="float">
            <text:p>0.109928370977286</text:p>
          </table:table-cell>
          <table:table-cell office:value-type="float" office:value="0.0594783929991536" calcext:value-type="float">
            <text:p>0.05947839299915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81342714035418" calcext:value-type="float">
            <text:p>0.281342714035418</text:p>
          </table:table-cell>
          <table:table-cell office:value-type="float" office:value="0.0494872650015168" calcext:value-type="float">
            <text:p>0.049487265001517</text:p>
          </table:table-cell>
          <table:table-cell office:value-type="float" office:value="0.0930122319841757" calcext:value-type="float">
            <text:p>0.093012231984176</text:p>
          </table:table-cell>
          <table:table-cell office:value-type="float" office:value="0.0456822530250065" calcext:value-type="float">
            <text:p>0.04568225302500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37455656984821" calcext:value-type="float">
            <text:p>0.237455656984821</text:p>
          </table:table-cell>
          <table:table-cell office:value-type="float" office:value="0.057726861035917" calcext:value-type="float">
            <text:p>0.057726861035917</text:p>
          </table:table-cell>
          <table:table-cell office:value-type="float" office:value="0.116332719975617" calcext:value-type="float">
            <text:p>0.116332719975617</text:p>
          </table:table-cell>
          <table:table-cell office:value-type="float" office:value="0.0470011360011995" calcext:value-type="float">
            <text:p>0.047001136001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221578216005582" calcext:value-type="float">
            <text:p>0.221578216005582</text:p>
          </table:table-cell>
          <table:table-cell office:value-type="float" office:value="0.0487632000003941" calcext:value-type="float">
            <text:p>0.048763200000394</text:p>
          </table:table-cell>
          <table:table-cell office:value-type="float" office:value="0.0839998199953698" calcext:value-type="float">
            <text:p>0.08399981999537</text:p>
          </table:table-cell>
          <table:table-cell office:value-type="float" office:value="0.0429110920522362" calcext:value-type="float">
            <text:p>0.04291109205223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9429252500413" calcext:value-type="float">
            <text:p>0.19429252500413</text:p>
          </table:table-cell>
          <table:table-cell office:value-type="float" office:value="0.0496700290241279" calcext:value-type="float">
            <text:p>0.049670029024128</text:p>
          </table:table-cell>
          <table:table-cell office:value-type="float" office:value="0.0896991540212184" calcext:value-type="float">
            <text:p>0.089699154021219</text:p>
          </table:table-cell>
          <table:table-cell office:value-type="float" office:value="0.0442788520012982" calcext:value-type="float">
            <text:p>0.04427885200129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86392029980198" calcext:value-type="float">
            <text:p>0.186392029980198</text:p>
          </table:table-cell>
          <table:table-cell office:value-type="float" office:value="0.0561603030073457" calcext:value-type="float">
            <text:p>0.056160303007346</text:p>
          </table:table-cell>
          <table:table-cell office:value-type="float" office:value="0.0848807300208136" calcext:value-type="float">
            <text:p>0.084880730020814</text:p>
          </table:table-cell>
          <table:table-cell office:value-type="float" office:value="0.044571012025699" calcext:value-type="float">
            <text:p>0.04457101202569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58952380996197" calcext:value-type="float">
            <text:p>0.158952380996197</text:p>
          </table:table-cell>
          <table:table-cell office:value-type="float" office:value="0.0497071740101092" calcext:value-type="float">
            <text:p>0.049707174010109</text:p>
          </table:table-cell>
          <table:table-cell office:value-type="float" office:value="0.0692224740050733" calcext:value-type="float">
            <text:p>0.069222474005073</text:p>
          </table:table-cell>
          <table:table-cell office:value-type="float" office:value="0.0428131209919229" calcext:value-type="float">
            <text:p>0.04281312099192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38495109044015" calcext:value-type="float">
            <text:p>0.138495109044015</text:p>
          </table:table-cell>
          <table:table-cell office:value-type="float" office:value="0.0495758100296371" calcext:value-type="float">
            <text:p>0.049575810029637</text:p>
          </table:table-cell>
          <table:table-cell office:value-type="float" office:value="0.0623888929840177" calcext:value-type="float">
            <text:p>0.062388892984018</text:p>
          </table:table-cell>
          <table:table-cell office:value-type="float" office:value="0.0446344459778629" calcext:value-type="float">
            <text:p>0.04463444597786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25472799001727" calcext:value-type="float">
            <text:p>0.125472799001727</text:p>
          </table:table-cell>
          <table:table-cell office:value-type="float" office:value="0.0523799679940566" calcext:value-type="float">
            <text:p>0.052379967994057</text:p>
          </table:table-cell>
          <table:table-cell office:value-type="float" office:value="0.0647502280189656" calcext:value-type="float">
            <text:p>0.064750228018966</text:p>
          </table:table-cell>
          <table:table-cell office:value-type="float" office:value="0.0511379970121197" calcext:value-type="float">
            <text:p>0.0511379970121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13927466038149" calcext:value-type="float">
            <text:p>0.113927466038149</text:p>
          </table:table-cell>
          <table:table-cell office:value-type="float" office:value="0.053288712981157" calcext:value-type="float">
            <text:p>0.053288712981157</text:p>
          </table:table-cell>
          <table:table-cell office:value-type="float" office:value="0.0492559450212866" calcext:value-type="float">
            <text:p>0.049255945021287</text:p>
          </table:table-cell>
          <table:table-cell office:value-type="float" office:value="0.0513763689668849" calcext:value-type="float">
            <text:p>0.05137636896688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94141976966057" calcext:value-type="float">
            <text:p>0.094141976966057</text:p>
          </table:table-cell>
          <table:table-cell office:value-type="float" office:value="0.0529178209835663" calcext:value-type="float">
            <text:p>0.052917820983566</text:p>
          </table:table-cell>
          <table:table-cell office:value-type="float" office:value="0.0452728860545903" calcext:value-type="float">
            <text:p>0.04527288605459</text:p>
          </table:table-cell>
          <table:table-cell office:value-type="float" office:value="0.0448365189949982" calcext:value-type="float">
            <text:p>0.04483651899499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812584030209109" calcext:value-type="float">
            <text:p>0.081258403020911</text:p>
          </table:table-cell>
          <table:table-cell office:value-type="float" office:value="0.0548041110159829" calcext:value-type="float">
            <text:p>0.054804111015983</text:p>
          </table:table-cell>
          <table:table-cell office:value-type="float" office:value="0.0462921540020034" calcext:value-type="float">
            <text:p>0.046292154002003</text:p>
          </table:table-cell>
          <table:table-cell office:value-type="float" office:value="0.0526881269761361" calcext:value-type="float">
            <text:p>0.05268812697613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678006960079074" calcext:value-type="float">
            <text:p>0.067800696007907</text:p>
          </table:table-cell>
          <table:table-cell office:value-type="float" office:value="0.0509372389642522" calcext:value-type="float">
            <text:p>0.050937238964252</text:p>
          </table:table-cell>
          <table:table-cell office:value-type="float" office:value="0.0367533729877323" calcext:value-type="float">
            <text:p>0.036753372987732</text:p>
          </table:table-cell>
          <table:table-cell office:value-type="float" office:value="0.0501268319785595" calcext:value-type="float">
            <text:p>0.050126831978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541601160075516" calcext:value-type="float">
            <text:p>0.054160116007552</text:p>
          </table:table-cell>
          <table:table-cell office:value-type="float" office:value="0.0519393209833652" calcext:value-type="float">
            <text:p>0.051939320983365</text:p>
          </table:table-cell>
          <table:table-cell office:value-type="float" office:value="0.0248154749860987" calcext:value-type="float">
            <text:p>0.024815474986099</text:p>
          </table:table-cell>
          <table:table-cell office:value-type="float" office:value="0.0479574119672179" calcext:value-type="float">
            <text:p>0.0479574119672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421559630194679" calcext:value-type="float">
            <text:p>0.042155963019468</text:p>
          </table:table-cell>
          <table:table-cell office:value-type="float" office:value="0.0526031960034743" calcext:value-type="float">
            <text:p>0.052603196003474</text:p>
          </table:table-cell>
          <table:table-cell office:value-type="float" office:value="0.0214734749752097" calcext:value-type="float">
            <text:p>0.02147347497521</text:p>
          </table:table-cell>
          <table:table-cell office:value-type="float" office:value="0.0431688880198635" calcext:value-type="float">
            <text:p>0.04316888801986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31025774020236" calcext:value-type="float">
            <text:p>0.031025774020236</text:p>
          </table:table-cell>
          <table:table-cell office:value-type="float" office:value="0.050537005008664" calcext:value-type="float">
            <text:p>0.050537005008664</text:p>
          </table:table-cell>
          <table:table-cell office:value-type="float" office:value="0.0115168670308776" calcext:value-type="float">
            <text:p>0.011516867030878</text:p>
          </table:table-cell>
          <table:table-cell office:value-type="float" office:value="0.0451761209988035" calcext:value-type="float">
            <text:p>0.0451761209988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19432250014506" calcext:value-type="float">
            <text:p>0.021943225001451</text:p>
          </table:table-cell>
          <table:table-cell office:value-type="float" office:value="0.0497205890133046" calcext:value-type="float">
            <text:p>0.049720589013305</text:p>
          </table:table-cell>
          <table:table-cell office:value-type="float" office:value="0.00631710299057886" calcext:value-type="float">
            <text:p>0.006317102990579</text:p>
          </table:table-cell>
          <table:table-cell office:value-type="float" office:value="0.0426802959991619" calcext:value-type="float">
            <text:p>0.04268029599916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143454589997418" calcext:value-type="float">
            <text:p>0.014345458999742</text:p>
          </table:table-cell>
          <table:table-cell office:value-type="float" office:value="0.0544384770328179" calcext:value-type="float">
            <text:p>0.054438477032818</text:p>
          </table:table-cell>
          <table:table-cell office:value-type="float" office:value="0.00464395101880655" calcext:value-type="float">
            <text:p>0.004643951018807</text:p>
          </table:table-cell>
          <table:table-cell office:value-type="float" office:value="0.0448904180084355" calcext:value-type="float">
            <text:p>0.04489041800843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116532469983213" calcext:value-type="float">
            <text:p>0.011653246998321</text:p>
          </table:table-cell>
          <table:table-cell office:value-type="float" office:value="0.05588754999917" calcext:value-type="float">
            <text:p>0.05588754999917</text:p>
          </table:table-cell>
          <table:table-cell office:value-type="float" office:value="0.00328212801832706" calcext:value-type="float">
            <text:p>0.003282128018327</text:p>
          </table:table-cell>
          <table:table-cell office:value-type="float" office:value="0.0432504140189849" calcext:value-type="float">
            <text:p>0.04325041401898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444835098460317" calcext:value-type="float">
            <text:p>0.004448350984603</text:p>
          </table:table-cell>
          <table:table-cell office:value-type="float" office:value="0.0495921179535799" calcext:value-type="float">
            <text:p>0.04959211795358</text:p>
          </table:table-cell>
          <table:table-cell office:value-type="float" office:value="0.00217148096999153" calcext:value-type="float">
            <text:p>0.002171480969992</text:p>
          </table:table-cell>
          <table:table-cell office:value-type="float" office:value="0.0447940900339745" calcext:value-type="float">
            <text:p>0.0447940900339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947118038311601" calcext:value-type="float">
            <text:p>0.000947118038312</text:p>
          </table:table-cell>
          <table:table-cell office:value-type="float" office:value="0.0507256140117534" calcext:value-type="float">
            <text:p>0.050725614011753</text:p>
          </table:table-cell>
          <table:table-cell office:value-type="float" office:value="0.000528908974956721" calcext:value-type="float">
            <text:p>0.000528908974957</text:p>
          </table:table-cell>
          <table:table-cell office:value-type="float" office:value="0.039556392992381" calcext:value-type="float">
            <text:p>0.0395563929923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1T18:06:48.331824034</dc:date>
    <meta:editing-duration>PT1M31S</meta:editing-duration>
    <meta:editing-cycles>1</meta:editing-cycles>
    <meta:document-statistic meta:table-count="1" meta:cell-count="325" meta:object-count="1"/>
    <meta:generator>LibreOffice/6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091cm" svg:height="18.051cm" xlink:href=".." xlink:type="simple" chart:class="chart:scatter" chart:style-name="ch1">
        <chart:legend chart:legend-position="end" svg:x="28.18cm" svg:y="8.137cm" style:legend-expansion="high" chart:style-name="ch2"/>
        <chart:plot-area chart:style-name="ch3" table:cell-range-address="'conv_timimg1526079859.7467856'.A1:'conv_timimg1526079859.7467856'.E65" chart:data-source-has-labels="both" svg:x="1.6cm" svg:y="0.361cm" svg:width="25.939cm" svg:height="16.4cm">
          <chartooo:coordinate-region svg:x="2.883cm" svg:y="0.521cm" svg:width="24.47cm" svg:height="15.672cm"/>
          <chart:axis chart:dimension="x" chart:name="primary-x" chart:style-name="ch4" chartooo:axis-type="auto">
            <chart:title svg:x="13.44cm" svg:y="17.122cm" chart:style-name="ch5">
              <text:p>Filter size n x n</text:p>
            </chart:title>
            <chart:categories table:cell-range-address="'conv_timimg1526079859.7467856'.A2:'conv_timimg1526079859.7467856'.A65"/>
          </chart:axis>
          <chart:axis chart:dimension="y" chart:name="primary-y" chart:style-name="ch6">
            <chart:title svg:x="0.451cm" svg:y="10.073cm" chart:style-name="ch7">
              <text:p>Execution time (sec)</text:p>
            </chart:title>
            <chart:grid chart:style-name="ch8" chart:class="major"/>
          </chart:axis>
          <chart:series chart:style-name="ch9" chart:values-cell-range-address="'conv_timimg1526079859.7467856'.B2:'conv_timimg1526079859.7467856'.B65" chart:label-cell-address="'conv_timimg1526079859.7467856'.B1:'conv_timimg1526079859.7467856'.B1" chart:class="chart:scatter">
            <chart:domain table:cell-range-address="'conv_timimg1526079859.7467856'.A2:'conv_timimg1526079859.7467856'.A65"/>
            <chart:data-point chart:repeated="64"/>
          </chart:series>
          <chart:series chart:style-name="ch10" chart:values-cell-range-address="'conv_timimg1526079859.7467856'.C2:'conv_timimg1526079859.7467856'.C65" chart:label-cell-address="'conv_timimg1526079859.7467856'.C1:'conv_timimg1526079859.7467856'.C1" chart:class="chart:scatter">
            <chart:data-point chart:repeated="64"/>
          </chart:series>
          <chart:series chart:style-name="ch11" chart:values-cell-range-address="'conv_timimg1526079859.7467856'.D2:'conv_timimg1526079859.7467856'.D65" chart:label-cell-address="'conv_timimg1526079859.7467856'.D1:'conv_timimg1526079859.7467856'.D1" chart:class="chart:scatter">
            <chart:data-point chart:repeated="64"/>
          </chart:series>
          <chart:series chart:style-name="ch12" chart:values-cell-range-address="'conv_timimg1526079859.7467856'.E2:'conv_timimg1526079859.7467856'.E65" chart:label-cell-address="'conv_timimg1526079859.7467856'.E1:'conv_timimg1526079859.7467856'.E1" chart:class="chart:scatter">
            <chart:data-point chart:repeated="6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ive time (sec)</text:p>
                <draw:g>
                  <svg:desc>'conv_timimg1526079859.7467856'.B1:'conv_timimg1526079859.7467856'.B1</svg:desc>
                </draw:g>
              </table:table-cell>
              <table:table-cell office:value-type="string">
                <text:p> fft time (sec)</text:p>
                <draw:g>
                  <svg:desc>'conv_timimg1526079859.7467856'.C1:'conv_timimg1526079859.7467856'.C1</svg:desc>
                </draw:g>
              </table:table-cell>
              <table:table-cell office:value-type="string">
                <text:p> fast time (sec)</text:p>
                <draw:g>
                  <svg:desc>'conv_timimg1526079859.7467856'.D1:'conv_timimg1526079859.7467856'.D1</svg:desc>
                </draw:g>
              </table:table-cell>
              <table:table-cell office:value-type="string">
                <text:p> fftw time (sec)</text:p>
                <draw:g>
                  <svg:desc>'conv_timimg1526079859.7467856'.E1:'conv_timimg1526079859.7467856'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onv_timimg1526079859.7467856'.A2:'conv_timimg1526079859.7467856'.A65</svg:desc>
                </draw:g>
              </table:table-cell>
              <table:table-cell office:value-type="float" office:value="0.970394578995183">
                <text:p>0.970394578995183</text:p>
                <draw:g>
                  <svg:desc>'conv_timimg1526079859.7467856'.B2:'conv_timimg1526079859.7467856'.B65</svg:desc>
                </draw:g>
              </table:table-cell>
              <table:table-cell office:value-type="float" office:value="0.0462232150021009">
                <text:p>0.0462232150021009</text:p>
                <draw:g>
                  <svg:desc>'conv_timimg1526079859.7467856'.C2:'conv_timimg1526079859.7467856'.C65</svg:desc>
                </draw:g>
              </table:table-cell>
              <table:table-cell office:value-type="float" office:value="0.00230710703181103">
                <text:p>0.00230710703181103</text:p>
                <draw:g>
                  <svg:desc>'conv_timimg1526079859.7467856'.D2:'conv_timimg1526079859.7467856'.D65</svg:desc>
                </draw:g>
              </table:table-cell>
              <table:table-cell office:value-type="float" office:value="0.0438527350197546">
                <text:p>0.0438527350197546</text:p>
                <draw:g>
                  <svg:desc>'conv_timimg1526079859.7467856'.E2:'conv_timimg1526079859.7467856'.E6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69304169993848">
                <text:p>0.969304169993848</text:p>
              </table:table-cell>
              <table:table-cell office:value-type="float" office:value="0.0502402129932307">
                <text:p>0.0502402129932307</text:p>
              </table:table-cell>
              <table:table-cell office:value-type="float" office:value="0.00239307602168992">
                <text:p>0.00239307602168992</text:p>
              </table:table-cell>
              <table:table-cell office:value-type="float" office:value="0.0422501899884082">
                <text:p>0.042250189988408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46307560021523">
                <text:p>0.946307560021523</text:p>
              </table:table-cell>
              <table:table-cell office:value-type="float" office:value="0.0453179670148529">
                <text:p>0.0453179670148529</text:p>
              </table:table-cell>
              <table:table-cell office:value-type="float" office:value="0.00314333598362282">
                <text:p>0.00314333598362282</text:p>
              </table:table-cell>
              <table:table-cell office:value-type="float" office:value="0.0419707949622534">
                <text:p>0.041970794962253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23594968975522">
                <text:p>0.923594968975522</text:p>
              </table:table-cell>
              <table:table-cell office:value-type="float" office:value="0.044764143996872">
                <text:p>0.044764143996872</text:p>
              </table:table-cell>
              <table:table-cell office:value-type="float" office:value="0.00486421497771516">
                <text:p>0.00486421497771516</text:p>
              </table:table-cell>
              <table:table-cell office:value-type="float" office:value="0.0419360829982907">
                <text:p>0.041936082998290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97426244977396">
                <text:p>0.897426244977396</text:p>
              </table:table-cell>
              <table:table-cell office:value-type="float" office:value="0.0458036650088616">
                <text:p>0.0458036650088616</text:p>
              </table:table-cell>
              <table:table-cell office:value-type="float" office:value="0.00967830297304318">
                <text:p>0.00967830297304318</text:p>
              </table:table-cell>
              <table:table-cell office:value-type="float" office:value="0.0423573990119621">
                <text:p>0.042357399011962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77250756020658">
                <text:p>0.877250756020658</text:p>
              </table:table-cell>
              <table:table-cell office:value-type="float" office:value="0.0453373569762334">
                <text:p>0.0453373569762334</text:p>
              </table:table-cell>
              <table:table-cell office:value-type="float" office:value="0.0132310859626159">
                <text:p>0.0132310859626159</text:p>
              </table:table-cell>
              <table:table-cell office:value-type="float" office:value="0.042389573995024">
                <text:p>0.04238957399502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26223048998509">
                <text:p>0.926223048998509</text:p>
              </table:table-cell>
              <table:table-cell office:value-type="float" office:value="0.045693101012148">
                <text:p>0.045693101012148</text:p>
              </table:table-cell>
              <table:table-cell office:value-type="float" office:value="0.0172942560166121">
                <text:p>0.0172942560166121</text:p>
              </table:table-cell>
              <table:table-cell office:value-type="float" office:value="0.0422629980021156">
                <text:p>0.042262998002115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01077048038132">
                <text:p>0.901077048038132</text:p>
              </table:table-cell>
              <table:table-cell office:value-type="float" office:value="0.0456411970080808">
                <text:p>0.0456411970080808</text:p>
              </table:table-cell>
              <table:table-cell office:value-type="float" office:value="0.0221170069999062">
                <text:p>0.0221170069999062</text:p>
              </table:table-cell>
              <table:table-cell office:value-type="float" office:value="0.0420119229820557">
                <text:p>0.042011922982055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860464641998988">
                <text:p>0.860464641998988</text:p>
              </table:table-cell>
              <table:table-cell office:value-type="float" office:value="0.0453791739419103">
                <text:p>0.0453791739419103</text:p>
              </table:table-cell>
              <table:table-cell office:value-type="float" office:value="0.0264625730342232">
                <text:p>0.0264625730342232</text:p>
              </table:table-cell>
              <table:table-cell office:value-type="float" office:value="0.0419301719521172">
                <text:p>0.041930171952117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44733003992587">
                <text:p>0.844733003992587</text:p>
              </table:table-cell>
              <table:table-cell office:value-type="float" office:value="0.0469685749849305">
                <text:p>0.0469685749849305</text:p>
              </table:table-cell>
              <table:table-cell office:value-type="float" office:value="0.0314965200377628">
                <text:p>0.0314965200377628</text:p>
              </table:table-cell>
              <table:table-cell office:value-type="float" office:value="0.0423599140485749">
                <text:p>0.042359914048574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03715681983158">
                <text:p>0.903715681983158</text:p>
              </table:table-cell>
              <table:table-cell office:value-type="float" office:value="0.0539021069998853">
                <text:p>0.0539021069998853</text:p>
              </table:table-cell>
              <table:table-cell office:value-type="float" office:value="0.0421538620139472">
                <text:p>0.0421538620139472</text:p>
              </table:table-cell>
              <table:table-cell office:value-type="float" office:value="0.0512899659806863">
                <text:p>0.05128996598068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06781218014658">
                <text:p>0.906781218014658</text:p>
              </table:table-cell>
              <table:table-cell office:value-type="float" office:value="0.0455959599930793">
                <text:p>0.0455959599930793</text:p>
              </table:table-cell>
              <table:table-cell office:value-type="float" office:value="0.0420701089897193">
                <text:p>0.0420701089897193</text:p>
              </table:table-cell>
              <table:table-cell office:value-type="float" office:value="0.0428123229648918">
                <text:p>0.042812322964891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837704537028912">
                <text:p>0.837704537028912</text:p>
              </table:table-cell>
              <table:table-cell office:value-type="float" office:value="0.0463709019823">
                <text:p>0.0463709019823</text:p>
              </table:table-cell>
              <table:table-cell office:value-type="float" office:value="0.073316233989317">
                <text:p>0.073316233989317</text:p>
              </table:table-cell>
              <table:table-cell office:value-type="float" office:value="0.0612435039947741">
                <text:p>0.061243503994774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888337749987841">
                <text:p>0.888337749987841</text:p>
              </table:table-cell>
              <table:table-cell office:value-type="float" office:value="0.0558210610179231">
                <text:p>0.0558210610179231</text:p>
              </table:table-cell>
              <table:table-cell office:value-type="float" office:value="0.0864682549727149">
                <text:p>0.0864682549727149</text:p>
              </table:table-cell>
              <table:table-cell office:value-type="float" office:value="0.0670627669896931">
                <text:p>0.067062766989693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8154909730074">
                <text:p>0.8154909730074</text:p>
              </table:table-cell>
              <table:table-cell office:value-type="float" office:value="0.0457138649653643">
                <text:p>0.0457138649653643</text:p>
              </table:table-cell>
              <table:table-cell office:value-type="float" office:value="0.0684742350131273">
                <text:p>0.0684742350131273</text:p>
              </table:table-cell>
              <table:table-cell office:value-type="float" office:value="0.0637321689864621">
                <text:p>0.063732168986462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62485011981335">
                <text:p>0.862485011981335</text:p>
              </table:table-cell>
              <table:table-cell office:value-type="float" office:value="0.047016228956636">
                <text:p>0.047016228956636</text:p>
              </table:table-cell>
              <table:table-cell office:value-type="float" office:value="0.0661463200231083">
                <text:p>0.0661463200231083</text:p>
              </table:table-cell>
              <table:table-cell office:value-type="float" office:value="0.0418955649947748">
                <text:p>0.041895564994774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778378857998177">
                <text:p>0.778378857998177</text:p>
              </table:table-cell>
              <table:table-cell office:value-type="float" office:value="0.0461287869838998">
                <text:p>0.0461287869838998</text:p>
              </table:table-cell>
              <table:table-cell office:value-type="float" office:value="0.0808482999564149">
                <text:p>0.0808482999564149</text:p>
              </table:table-cell>
              <table:table-cell office:value-type="float" office:value="0.0479170650360175">
                <text:p>0.047917065036017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794087735004723">
                <text:p>0.794087735004723</text:p>
              </table:table-cell>
              <table:table-cell office:value-type="float" office:value="0.0486103289877065">
                <text:p>0.0486103289877065</text:p>
              </table:table-cell>
              <table:table-cell office:value-type="float" office:value="0.115030378045049">
                <text:p>0.115030378045049</text:p>
              </table:table-cell>
              <table:table-cell office:value-type="float" office:value="0.055910503026098">
                <text:p>0.05591050302609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75493308971636">
                <text:p>0.975493308971636</text:p>
              </table:table-cell>
              <table:table-cell office:value-type="float" office:value="0.0504015880287625">
                <text:p>0.0504015880287625</text:p>
              </table:table-cell>
              <table:table-cell office:value-type="float" office:value="0.0904482909827493">
                <text:p>0.0904482909827493</text:p>
              </table:table-cell>
              <table:table-cell office:value-type="float" office:value="0.0461736769648269">
                <text:p>0.046173676964826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65968101972248">
                <text:p>0.765968101972248</text:p>
              </table:table-cell>
              <table:table-cell office:value-type="float" office:value="0.0470088860020042">
                <text:p>0.0470088860020042</text:p>
              </table:table-cell>
              <table:table-cell office:value-type="float" office:value="0.085016488970723">
                <text:p>0.085016488970723</text:p>
              </table:table-cell>
              <table:table-cell office:value-type="float" office:value="0.0435274119954556">
                <text:p>0.043527411995455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733452320040669">
                <text:p>0.733452320040669</text:p>
              </table:table-cell>
              <table:table-cell office:value-type="float" office:value="0.0480432590120472">
                <text:p>0.0480432590120472</text:p>
              </table:table-cell>
              <table:table-cell office:value-type="float" office:value="0.0947925309883431">
                <text:p>0.0947925309883431</text:p>
              </table:table-cell>
              <table:table-cell office:value-type="float" office:value="0.0441407680045813">
                <text:p>0.044140768004581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833639229007531">
                <text:p>0.833639229007531</text:p>
              </table:table-cell>
              <table:table-cell office:value-type="float" office:value="0.0695183770149015">
                <text:p>0.0695183770149015</text:p>
              </table:table-cell>
              <table:table-cell office:value-type="float" office:value="0.114654039032757">
                <text:p>0.114654039032757</text:p>
              </table:table-cell>
              <table:table-cell office:value-type="float" office:value="0.0423261629766785">
                <text:p>0.042326162976678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725738382956479">
                <text:p>0.725738382956479</text:p>
              </table:table-cell>
              <table:table-cell office:value-type="float" office:value="0.0617950120358728">
                <text:p>0.0617950120358728</text:p>
              </table:table-cell>
              <table:table-cell office:value-type="float" office:value="0.107490151945967">
                <text:p>0.107490151945967</text:p>
              </table:table-cell>
              <table:table-cell office:value-type="float" office:value="0.0426619750214741">
                <text:p>0.042661975021474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698597984970547">
                <text:p>0.698597984970547</text:p>
              </table:table-cell>
              <table:table-cell office:value-type="float" office:value="0.061079777951818">
                <text:p>0.061079777951818</text:p>
              </table:table-cell>
              <table:table-cell office:value-type="float" office:value="0.190873996005394">
                <text:p>0.190873996005394</text:p>
              </table:table-cell>
              <table:table-cell office:value-type="float" office:value="0.0704186669900082">
                <text:p>0.070418666990008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664466960995924">
                <text:p>0.664466960995924</text:p>
              </table:table-cell>
              <table:table-cell office:value-type="float" office:value="0.048422557010781">
                <text:p>0.048422557010781</text:p>
              </table:table-cell>
              <table:table-cell office:value-type="float" office:value="0.115579557023011">
                <text:p>0.115579557023011</text:p>
              </table:table-cell>
              <table:table-cell office:value-type="float" office:value="0.0576752650085837">
                <text:p>0.057675265008583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624054453975987">
                <text:p>0.624054453975987</text:p>
              </table:table-cell>
              <table:table-cell office:value-type="float" office:value="0.0469446060014889">
                <text:p>0.0469446060014889</text:p>
              </table:table-cell>
              <table:table-cell office:value-type="float" office:value="0.116062462038826">
                <text:p>0.116062462038826</text:p>
              </table:table-cell>
              <table:table-cell office:value-type="float" office:value="0.0442698019905947">
                <text:p>0.044269801990594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597214656008873">
                <text:p>0.597214656008873</text:p>
              </table:table-cell>
              <table:table-cell office:value-type="float" office:value="0.046183402009774">
                <text:p>0.046183402009774</text:p>
              </table:table-cell>
              <table:table-cell office:value-type="float" office:value="0.115891519002616">
                <text:p>0.115891519002616</text:p>
              </table:table-cell>
              <table:table-cell office:value-type="float" office:value="0.0440860569942743">
                <text:p>0.044086056994274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583089377032593">
                <text:p>0.583089377032593</text:p>
              </table:table-cell>
              <table:table-cell office:value-type="float" office:value="0.0470709929941222">
                <text:p>0.0470709929941222</text:p>
              </table:table-cell>
              <table:table-cell office:value-type="float" office:value="0.118844587996136">
                <text:p>0.118844587996136</text:p>
              </table:table-cell>
              <table:table-cell office:value-type="float" office:value="0.0423136649769731">
                <text:p>0.042313664976973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571685021976009">
                <text:p>0.571685021976009</text:p>
              </table:table-cell>
              <table:table-cell office:value-type="float" office:value="0.0484064680058509">
                <text:p>0.0484064680058509</text:p>
              </table:table-cell>
              <table:table-cell office:value-type="float" office:value="0.116024945979007">
                <text:p>0.116024945979007</text:p>
              </table:table-cell>
              <table:table-cell office:value-type="float" office:value="0.0449879530351609">
                <text:p>0.044987953035160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48810301988851">
                <text:p>0.548810301988851</text:p>
              </table:table-cell>
              <table:table-cell office:value-type="float" office:value="0.0492775680031627">
                <text:p>0.0492775680031627</text:p>
              </table:table-cell>
              <table:table-cell office:value-type="float" office:value="0.117315985960886">
                <text:p>0.117315985960886</text:p>
              </table:table-cell>
              <table:table-cell office:value-type="float" office:value="0.0450499030412175">
                <text:p>0.045049903041217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524207994982135">
                <text:p>0.524207994982135</text:p>
              </table:table-cell>
              <table:table-cell office:value-type="float" office:value="0.0492880070232786">
                <text:p>0.0492880070232786</text:p>
              </table:table-cell>
              <table:table-cell office:value-type="float" office:value="0.133931017015129">
                <text:p>0.133931017015129</text:p>
              </table:table-cell>
              <table:table-cell office:value-type="float" office:value="0.0478136470192112">
                <text:p>0.047813647019211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613170441007242">
                <text:p>0.613170441007242</text:p>
              </table:table-cell>
              <table:table-cell office:value-type="float" office:value="0.064152286038734">
                <text:p>0.064152286038734</text:p>
              </table:table-cell>
              <table:table-cell office:value-type="float" office:value="0.157860731997062">
                <text:p>0.157860731997062</text:p>
              </table:table-cell>
              <table:table-cell office:value-type="float" office:value="0.045157381973695">
                <text:p>0.04515738197369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556067531986628">
                <text:p>0.556067531986628</text:p>
              </table:table-cell>
              <table:table-cell office:value-type="float" office:value="0.0525598850217648">
                <text:p>0.0525598850217648</text:p>
              </table:table-cell>
              <table:table-cell office:value-type="float" office:value="0.127414932008833">
                <text:p>0.127414932008833</text:p>
              </table:table-cell>
              <table:table-cell office:value-type="float" office:value="0.0450325880083256">
                <text:p>0.045032588008325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477698880014941">
                <text:p>0.477698880014941</text:p>
              </table:table-cell>
              <table:table-cell office:value-type="float" office:value="0.049859301012475">
                <text:p>0.049859301012475</text:p>
              </table:table-cell>
              <table:table-cell office:value-type="float" office:value="0.125894409022294">
                <text:p>0.125894409022294</text:p>
              </table:table-cell>
              <table:table-cell office:value-type="float" office:value="0.0457416709978133">
                <text:p>0.045741670997813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464478167006746">
                <text:p>0.464478167006746</text:p>
              </table:table-cell>
              <table:table-cell office:value-type="float" office:value="0.0470969279995188">
                <text:p>0.0470969279995188</text:p>
              </table:table-cell>
              <table:table-cell office:value-type="float" office:value="0.135231708001811">
                <text:p>0.135231708001811</text:p>
              </table:table-cell>
              <table:table-cell office:value-type="float" office:value="0.0460817110142671">
                <text:p>0.046081711014267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502409059961792">
                <text:p>0.502409059961792</text:p>
              </table:table-cell>
              <table:table-cell office:value-type="float" office:value="0.0643429140327498">
                <text:p>0.0643429140327498</text:p>
              </table:table-cell>
              <table:table-cell office:value-type="float" office:value="0.122105634014588">
                <text:p>0.122105634014588</text:p>
              </table:table-cell>
              <table:table-cell office:value-type="float" office:value="0.0427516960189678">
                <text:p>0.042751696018967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426597349985968">
                <text:p>0.426597349985968</text:p>
              </table:table-cell>
              <table:table-cell office:value-type="float" office:value="0.0473173519712873">
                <text:p>0.0473173519712873</text:p>
              </table:table-cell>
              <table:table-cell office:value-type="float" office:value="0.114521715964656">
                <text:p>0.114521715964656</text:p>
              </table:table-cell>
              <table:table-cell office:value-type="float" office:value="0.042381695995573">
                <text:p>0.04238169599557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401507420989219">
                <text:p>0.401507420989219</text:p>
              </table:table-cell>
              <table:table-cell office:value-type="float" office:value="0.0483875799691305">
                <text:p>0.0483875799691305</text:p>
              </table:table-cell>
              <table:table-cell office:value-type="float" office:value="0.152430140995421">
                <text:p>0.152430140995421</text:p>
              </table:table-cell>
              <table:table-cell office:value-type="float" office:value="0.0494060979690403">
                <text:p>0.049406097969040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378865772974677">
                <text:p>0.378865772974677</text:p>
              </table:table-cell>
              <table:table-cell office:value-type="float" office:value="0.0536223180242814">
                <text:p>0.0536223180242814</text:p>
              </table:table-cell>
              <table:table-cell office:value-type="float" office:value="0.142341208003927">
                <text:p>0.142341208003927</text:p>
              </table:table-cell>
              <table:table-cell office:value-type="float" office:value="0.0572095420211554">
                <text:p>0.057209542021155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52165821008384">
                <text:p>0.352165821008384</text:p>
              </table:table-cell>
              <table:table-cell office:value-type="float" office:value="0.0504802709911019">
                <text:p>0.0504802709911019</text:p>
              </table:table-cell>
              <table:table-cell office:value-type="float" office:value="0.107406641996931">
                <text:p>0.107406641996931</text:p>
              </table:table-cell>
              <table:table-cell office:value-type="float" office:value="0.043618579977192">
                <text:p>0.04361857997719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335852087999228">
                <text:p>0.335852087999228</text:p>
              </table:table-cell>
              <table:table-cell office:value-type="float" office:value="0.0492070100153796">
                <text:p>0.0492070100153796</text:p>
              </table:table-cell>
              <table:table-cell office:value-type="float" office:value="0.104230249999091">
                <text:p>0.104230249999091</text:p>
              </table:table-cell>
              <table:table-cell office:value-type="float" office:value="0.0445333379902877">
                <text:p>0.044533337990287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319130742980633">
                <text:p>0.319130742980633</text:p>
              </table:table-cell>
              <table:table-cell office:value-type="float" office:value="0.0533166449749842">
                <text:p>0.0533166449749842</text:p>
              </table:table-cell>
              <table:table-cell office:value-type="float" office:value="0.135955412988551">
                <text:p>0.135955412988551</text:p>
              </table:table-cell>
              <table:table-cell office:value-type="float" office:value="0.0480940869892947">
                <text:p>0.048094086989294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308401838003192">
                <text:p>0.308401838003192</text:p>
              </table:table-cell>
              <table:table-cell office:value-type="float" office:value="0.0543745369650424">
                <text:p>0.0543745369650424</text:p>
              </table:table-cell>
              <table:table-cell office:value-type="float" office:value="0.10846366500482">
                <text:p>0.10846366500482</text:p>
              </table:table-cell>
              <table:table-cell office:value-type="float" office:value="0.0429271530010738">
                <text:p>0.042927153001073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271218878973741">
                <text:p>0.271218878973741</text:p>
              </table:table-cell>
              <table:table-cell office:value-type="float" office:value="0.0480548539781012">
                <text:p>0.0480548539781012</text:p>
              </table:table-cell>
              <table:table-cell office:value-type="float" office:value="0.109928370977286">
                <text:p>0.109928370977286</text:p>
              </table:table-cell>
              <table:table-cell office:value-type="float" office:value="0.0594783929991536">
                <text:p>0.059478392999153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281342714035418">
                <text:p>0.281342714035418</text:p>
              </table:table-cell>
              <table:table-cell office:value-type="float" office:value="0.0494872650015168">
                <text:p>0.0494872650015168</text:p>
              </table:table-cell>
              <table:table-cell office:value-type="float" office:value="0.0930122319841757">
                <text:p>0.0930122319841757</text:p>
              </table:table-cell>
              <table:table-cell office:value-type="float" office:value="0.0456822530250065">
                <text:p>0.045682253025006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237455656984821">
                <text:p>0.237455656984821</text:p>
              </table:table-cell>
              <table:table-cell office:value-type="float" office:value="0.057726861035917">
                <text:p>0.057726861035917</text:p>
              </table:table-cell>
              <table:table-cell office:value-type="float" office:value="0.116332719975617">
                <text:p>0.116332719975617</text:p>
              </table:table-cell>
              <table:table-cell office:value-type="float" office:value="0.0470011360011995">
                <text:p>0.047001136001199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221578216005582">
                <text:p>0.221578216005582</text:p>
              </table:table-cell>
              <table:table-cell office:value-type="float" office:value="0.0487632000003941">
                <text:p>0.0487632000003941</text:p>
              </table:table-cell>
              <table:table-cell office:value-type="float" office:value="0.0839998199953698">
                <text:p>0.0839998199953698</text:p>
              </table:table-cell>
              <table:table-cell office:value-type="float" office:value="0.0429110920522362">
                <text:p>0.042911092052236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19429252500413">
                <text:p>0.19429252500413</text:p>
              </table:table-cell>
              <table:table-cell office:value-type="float" office:value="0.0496700290241279">
                <text:p>0.0496700290241279</text:p>
              </table:table-cell>
              <table:table-cell office:value-type="float" office:value="0.0896991540212184">
                <text:p>0.0896991540212184</text:p>
              </table:table-cell>
              <table:table-cell office:value-type="float" office:value="0.0442788520012982">
                <text:p>0.044278852001298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186392029980198">
                <text:p>0.186392029980198</text:p>
              </table:table-cell>
              <table:table-cell office:value-type="float" office:value="0.0561603030073457">
                <text:p>0.0561603030073457</text:p>
              </table:table-cell>
              <table:table-cell office:value-type="float" office:value="0.0848807300208136">
                <text:p>0.0848807300208136</text:p>
              </table:table-cell>
              <table:table-cell office:value-type="float" office:value="0.044571012025699">
                <text:p>0.04457101202569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58952380996197">
                <text:p>0.158952380996197</text:p>
              </table:table-cell>
              <table:table-cell office:value-type="float" office:value="0.0497071740101092">
                <text:p>0.0497071740101092</text:p>
              </table:table-cell>
              <table:table-cell office:value-type="float" office:value="0.0692224740050733">
                <text:p>0.0692224740050733</text:p>
              </table:table-cell>
              <table:table-cell office:value-type="float" office:value="0.0428131209919229">
                <text:p>0.042813120991922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138495109044015">
                <text:p>0.138495109044015</text:p>
              </table:table-cell>
              <table:table-cell office:value-type="float" office:value="0.0495758100296371">
                <text:p>0.0495758100296371</text:p>
              </table:table-cell>
              <table:table-cell office:value-type="float" office:value="0.0623888929840177">
                <text:p>0.0623888929840177</text:p>
              </table:table-cell>
              <table:table-cell office:value-type="float" office:value="0.0446344459778629">
                <text:p>0.044634445977862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125472799001727">
                <text:p>0.125472799001727</text:p>
              </table:table-cell>
              <table:table-cell office:value-type="float" office:value="0.0523799679940566">
                <text:p>0.0523799679940566</text:p>
              </table:table-cell>
              <table:table-cell office:value-type="float" office:value="0.0647502280189656">
                <text:p>0.0647502280189656</text:p>
              </table:table-cell>
              <table:table-cell office:value-type="float" office:value="0.0511379970121197">
                <text:p>0.051137997012119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113927466038149">
                <text:p>0.113927466038149</text:p>
              </table:table-cell>
              <table:table-cell office:value-type="float" office:value="0.053288712981157">
                <text:p>0.053288712981157</text:p>
              </table:table-cell>
              <table:table-cell office:value-type="float" office:value="0.0492559450212866">
                <text:p>0.0492559450212866</text:p>
              </table:table-cell>
              <table:table-cell office:value-type="float" office:value="0.0513763689668849">
                <text:p>0.051376368966884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94141976966057">
                <text:p>0.094141976966057</text:p>
              </table:table-cell>
              <table:table-cell office:value-type="float" office:value="0.0529178209835663">
                <text:p>0.0529178209835663</text:p>
              </table:table-cell>
              <table:table-cell office:value-type="float" office:value="0.0452728860545903">
                <text:p>0.0452728860545903</text:p>
              </table:table-cell>
              <table:table-cell office:value-type="float" office:value="0.0448365189949982">
                <text:p>0.044836518994998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812584030209109">
                <text:p>0.0812584030209109</text:p>
              </table:table-cell>
              <table:table-cell office:value-type="float" office:value="0.0548041110159829">
                <text:p>0.0548041110159829</text:p>
              </table:table-cell>
              <table:table-cell office:value-type="float" office:value="0.0462921540020034">
                <text:p>0.0462921540020034</text:p>
              </table:table-cell>
              <table:table-cell office:value-type="float" office:value="0.0526881269761361">
                <text:p>0.052688126976136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678006960079074">
                <text:p>0.0678006960079074</text:p>
              </table:table-cell>
              <table:table-cell office:value-type="float" office:value="0.0509372389642522">
                <text:p>0.0509372389642522</text:p>
              </table:table-cell>
              <table:table-cell office:value-type="float" office:value="0.0367533729877323">
                <text:p>0.0367533729877323</text:p>
              </table:table-cell>
              <table:table-cell office:value-type="float" office:value="0.0501268319785595">
                <text:p>0.050126831978559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541601160075516">
                <text:p>0.0541601160075516</text:p>
              </table:table-cell>
              <table:table-cell office:value-type="float" office:value="0.0519393209833652">
                <text:p>0.0519393209833652</text:p>
              </table:table-cell>
              <table:table-cell office:value-type="float" office:value="0.0248154749860987">
                <text:p>0.0248154749860987</text:p>
              </table:table-cell>
              <table:table-cell office:value-type="float" office:value="0.0479574119672179">
                <text:p>0.047957411967217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421559630194679">
                <text:p>0.0421559630194679</text:p>
              </table:table-cell>
              <table:table-cell office:value-type="float" office:value="0.0526031960034743">
                <text:p>0.0526031960034743</text:p>
              </table:table-cell>
              <table:table-cell office:value-type="float" office:value="0.0214734749752097">
                <text:p>0.0214734749752097</text:p>
              </table:table-cell>
              <table:table-cell office:value-type="float" office:value="0.0431688880198635">
                <text:p>0.043168888019863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31025774020236">
                <text:p>0.031025774020236</text:p>
              </table:table-cell>
              <table:table-cell office:value-type="float" office:value="0.050537005008664">
                <text:p>0.050537005008664</text:p>
              </table:table-cell>
              <table:table-cell office:value-type="float" office:value="0.0115168670308776">
                <text:p>0.0115168670308776</text:p>
              </table:table-cell>
              <table:table-cell office:value-type="float" office:value="0.0451761209988035">
                <text:p>0.045176120998803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219432250014506">
                <text:p>0.0219432250014506</text:p>
              </table:table-cell>
              <table:table-cell office:value-type="float" office:value="0.0497205890133046">
                <text:p>0.0497205890133046</text:p>
              </table:table-cell>
              <table:table-cell office:value-type="float" office:value="0.00631710299057886">
                <text:p>0.00631710299057886</text:p>
              </table:table-cell>
              <table:table-cell office:value-type="float" office:value="0.0426802959991619">
                <text:p>0.042680295999161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143454589997418">
                <text:p>0.0143454589997418</text:p>
              </table:table-cell>
              <table:table-cell office:value-type="float" office:value="0.0544384770328179">
                <text:p>0.0544384770328179</text:p>
              </table:table-cell>
              <table:table-cell office:value-type="float" office:value="0.00464395101880655">
                <text:p>0.00464395101880655</text:p>
              </table:table-cell>
              <table:table-cell office:value-type="float" office:value="0.0448904180084355">
                <text:p>0.044890418008435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116532469983213">
                <text:p>0.0116532469983213</text:p>
              </table:table-cell>
              <table:table-cell office:value-type="float" office:value="0.05588754999917">
                <text:p>0.05588754999917</text:p>
              </table:table-cell>
              <table:table-cell office:value-type="float" office:value="0.00328212801832706">
                <text:p>0.00328212801832706</text:p>
              </table:table-cell>
              <table:table-cell office:value-type="float" office:value="0.0432504140189849">
                <text:p>0.043250414018984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0444835098460317">
                <text:p>0.00444835098460317</text:p>
              </table:table-cell>
              <table:table-cell office:value-type="float" office:value="0.0495921179535799">
                <text:p>0.0495921179535799</text:p>
              </table:table-cell>
              <table:table-cell office:value-type="float" office:value="0.00217148096999153">
                <text:p>0.00217148096999153</text:p>
              </table:table-cell>
              <table:table-cell office:value-type="float" office:value="0.0447940900339745">
                <text:p>0.044794090033974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0947118038311601">
                <text:p>0.000947118038311601</text:p>
              </table:table-cell>
              <table:table-cell office:value-type="float" office:value="0.0507256140117534">
                <text:p>0.0507256140117534</text:p>
              </table:table-cell>
              <table:table-cell office:value-type="float" office:value="0.000528908974956721">
                <text:p>0.000528908974956721</text:p>
              </table:table-cell>
              <table:table-cell office:value-type="float" office:value="0.039556392992381">
                <text:p>0.0395563929923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